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cc438" officeooo:paragraph-rsid="001cc438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cc438" officeooo:paragraph-rsid="001cc438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1cc438" officeooo:paragraph-rsid="001cc43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1cc438" officeooo:paragraph-rsid="001cc438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weight="bold" officeooo:rsid="001cc438" officeooo:paragraph-rsid="001cc43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bold" officeooo:rsid="001df5ad" officeooo:paragraph-rsid="001df5a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f5a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273233<text:tab/><text:tab/><text:tab/><text:tab/><text:tab/><text:tab/><text:tab/>Wrocław, 21.04.2016r.</text:p>
      <text:p text:style-name="P2"/>
      <text:p text:style-name="P2"/>
      <text:p text:style-name="P3">Lista 5</text:p>
      <text:p text:style-name="P4"><text:span text:style-name="T1"/></text:p>
      <text:p text:style-name="P4">Uwaga: <text:span text:style-name="T1">W paczce znajdują się pliki:</text:span></text:p>
      <text:list xml:id="list3934851920729265982" text:style-name="L1">
        <text:list-item>
          <text:p text:style-name="P5"><text:span text:style-name="T1">Program.cs --- Zawiera funkcję Main z prezentacją do zadań 1,2,3 i 5.</text:span></text:p>
        </text:list-item>
        <text:list-item>
          <text:p text:style-name="P5"><text:span text:style-name="T1">SmtpFacade.cs --- Zawiera rozwiązanie zadania 1.</text:span></text:p>
        </text:list-item>
        <text:list-item>
          <text:p text:style-name="P5"><text:span text:style-name="T1">CaesarStreamDecorator.cs --- Zawiera rozwiązanie zadania 2.</text:span></text:p>
        </text:list-item>
        <text:list-item>
          <text:p text:style-name="P5"><text:span text:style-name="T1">FactoryProxies.cs --- Zawiera rozwiązanie zadania 3.</text:span></text:p>
        </text:list-item>
        <text:list-item>
          <text:p text:style-name="P5"><text:span text:style-name="T1">Bridges.cs --- Zawiera rozwiązanie zadania 5 (Obie wersje mostów są w tym samym pliku).</text:span></text:p>
        </text:list-item>
        <text:list-item>
          <text:p text:style-name="P5"><text:span text:style-name="T1">AdapterTask.cs --- Zawiera rozwiązanie + prezentacj</text:span><text:span text:style-name="T2">a</text:span><text:span text:style-name="T1"> do zadania 4.</text:span></text:p>
        </text:list-item>
      </text:list>
      <text:p text:style-name="P4"><text:span text:style-name="T1"/></text:p>
      <text:p text:style-name="P6"><text:span text:style-name="T1">Należy osobno skompilować pierwsze 5 plików (Np. Na windowsie przy kompilatorze visual studio będzie to komenda "csc Bridges.cs FactoryProxies.cs CaesarStreamDecorator.cs SmtpFacade.cs Program.cs" produkująca Program.exe) oraz osobno skompilować plik AdapterTask.cs</text:span></text:p>
      <text:p text:style-name="P6"><text:span text:style-name="T1"/></text:p>
      <text:p text:style-name="P6"><text:span text:style-name="T1">Kod klas w rozwiązaniach powinien się sam tłumaczyć. </text:span></text:p>
      <text:p text:style-name="P6"><text:span text:style-name="T1"/></text:p>
      <text:p text:style-name="P6"><text:span text:style-name="T1">W zadaniu 1 należy podać swoje własne adresy mailowe (gmailowe) oraz hasło. Dodatkowo należy w ustawieniach konta Google wyłączyć domyślnie włączoną ochronę przed dostępem do konta z "mało bezpiecznych" aplikacji.</text:span></text:p>
      <text:p text:style-name="P6"><text:span text:style-name="T1"/></text:p>
      <text:p text:style-name="P6"><text:span text:style-name="T1">W zadaniu 4 adapter zostaje zasilony w konstruktorze typem Func&lt;int, int, int&gt; czyli funkcją pobierającą dwa inty jako argumenty i zwracającą inta. Dzięki temu możemy elegancko utworzyć nową instancję adaptera zasilając go dowolną funkcją f(int, int) : 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7S</meta:editing-duration>
    <meta:editing-cycles>3</meta:editing-cycles>
    <meta:generator>LibreOffice/5.0.2.2$Windows_x86 LibreOffice_project/37b43f919e4de5eeaca9b9755ed688758a8251fe</meta:generator>
    <dc:date>2016-04-21T22:11:19.685000000</dc:date>
    <meta:document-statistic meta:table-count="0" meta:image-count="0" meta:object-count="0" meta:page-count="1" meta:paragraph-count="13" meta:word-count="177" meta:character-count="1270" meta:non-whitespace-character-count="1105"/>
    <meta:user-defined meta:name="Info 1"/>
    <meta:user-defined meta:name="Info 2"/>
    <meta:user-defined meta:name="Info 3"/>
    <meta:user-defined meta:name="Info 4"/>
  </office:meta>
</office:document-meta>
</file>